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a66" officeooo:paragraph-rsid="000e7a66"/>
    </style:style>
    <style:style style:name="P2" style:family="paragraph" style:parent-style-name="Standard">
      <style:text-properties officeooo:rsid="000e7a66" officeooo:paragraph-rsid="00103deb"/>
    </style:style>
    <style:style style:name="P3" style:family="paragraph" style:parent-style-name="Standard">
      <style:text-properties officeooo:rsid="000e95ff" officeooo:paragraph-rsid="000e95ff"/>
    </style:style>
    <style:style style:name="P4" style:family="paragraph" style:parent-style-name="Standard">
      <style:text-properties officeooo:rsid="00104107" officeooo:paragraph-rsid="00104107"/>
    </style:style>
    <style:style style:name="P5" style:family="paragraph" style:parent-style-name="Standard">
      <style:text-properties officeooo:rsid="00104107" officeooo:paragraph-rsid="0014d46d"/>
    </style:style>
    <style:style style:name="P6" style:family="paragraph" style:parent-style-name="Standard">
      <style:text-properties officeooo:paragraph-rsid="0011549a"/>
    </style:style>
    <style:style style:name="P7" style:family="paragraph" style:parent-style-name="Standard">
      <style:text-properties officeooo:paragraph-rsid="0011d9fc"/>
    </style:style>
    <style:style style:name="P8" style:family="paragraph" style:parent-style-name="Standard">
      <style:text-properties officeooo:paragraph-rsid="0013d8a3"/>
    </style:style>
    <style:style style:name="P9" style:family="paragraph" style:parent-style-name="Standard">
      <style:text-properties officeooo:rsid="0014d46d" officeooo:paragraph-rsid="0014d46d"/>
    </style:style>
    <style:style style:name="P10" style:family="paragraph" style:parent-style-name="Standard">
      <style:text-properties officeooo:rsid="00152692" officeooo:paragraph-rsid="00152692"/>
    </style:style>
    <style:style style:name="P11" style:family="paragraph" style:parent-style-name="Standard">
      <style:text-properties officeooo:paragraph-rsid="0015644c"/>
    </style:style>
    <style:style style:name="P12" style:family="paragraph" style:parent-style-name="Standard">
      <style:text-properties officeooo:paragraph-rsid="00156eb4"/>
    </style:style>
    <style:style style:name="P13" style:family="paragraph" style:parent-style-name="Standard">
      <style:text-properties officeooo:rsid="00175be2" officeooo:paragraph-rsid="00175be2"/>
    </style:style>
    <style:style style:name="P14" style:family="paragraph" style:parent-style-name="Standard">
      <style:text-properties officeooo:rsid="0017e172" officeooo:paragraph-rsid="0017e172"/>
    </style:style>
    <style:style style:name="P15" style:family="paragraph" style:parent-style-name="Standard">
      <style:text-properties officeooo:rsid="001c6cfb" officeooo:paragraph-rsid="001c6cfb"/>
    </style:style>
    <style:style style:name="P16" style:family="paragraph" style:parent-style-name="Standard">
      <style:text-properties officeooo:rsid="001c7df3" officeooo:paragraph-rsid="001c7df3"/>
    </style:style>
    <style:style style:name="P17" style:family="paragraph" style:parent-style-name="Standard">
      <style:text-properties officeooo:rsid="001c9548" officeooo:paragraph-rsid="001c9548"/>
    </style:style>
    <style:style style:name="P18" style:family="paragraph" style:parent-style-name="Standard">
      <style:text-properties officeooo:rsid="001dd083" officeooo:paragraph-rsid="001dd083"/>
    </style:style>
    <style:style style:name="P19" style:family="paragraph" style:parent-style-name="Standard">
      <style:text-properties officeooo:rsid="001f08ce" officeooo:paragraph-rsid="001f08ce"/>
    </style:style>
    <style:style style:name="P20" style:family="paragraph" style:parent-style-name="Preformatted_20_Text">
      <style:text-properties officeooo:rsid="00104107" officeooo:paragraph-rsid="00104107"/>
    </style:style>
    <style:style style:name="P21" style:family="paragraph" style:parent-style-name="Preformatted_20_Text">
      <style:text-properties officeooo:paragraph-rsid="0015644c"/>
    </style:style>
    <style:style style:name="T1" style:family="text">
      <style:text-properties officeooo:rsid="000e95ff"/>
    </style:style>
    <style:style style:name="T2" style:family="text">
      <style:text-properties officeooo:rsid="00103deb"/>
    </style:style>
    <style:style style:name="T3" style:family="text">
      <style:text-properties officeooo:rsid="00104107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officeooo:rsid="00156eb4" fo:background-color="#eff0f1" loext:char-shading-value="0" loext:padding="0cm" loext:border="none"/>
    </style:style>
    <style:style style:name="T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7d2727" style:font-name="inherit" fo:font-size="9.75pt" fo:letter-spacing="normal" fo:font-style="normal" fo:font-weight="normal" officeooo:rsid="0011549a" fo:background-color="#eff0f1" loext:char-shading-value="0" loext:padding="0cm" loext:border="none"/>
    </style:style>
    <style:style style:name="T9" style:family="text">
      <style:text-properties fo:font-variant="normal" fo:text-transform="none" fo:color="#7d2727" style:font-name="inherit" fo:font-size="9.75pt" fo:letter-spacing="normal" fo:font-style="normal" fo:font-weight="normal" officeooo:rsid="00156eb4" fo:background-color="#eff0f1" loext:char-shading-value="0" loext:padding="0cm" loext:border="none"/>
    </style:style>
    <style:style style:name="T10" style:family="text">
      <style:text-properties officeooo:rsid="0011549a"/>
    </style:style>
    <style:style style:name="T11" style:family="text">
      <style:text-properties officeooo:rsid="0011d9fc"/>
    </style:style>
    <style:style style:name="T12" style:family="text">
      <style:text-properties officeooo:rsid="0013d8a3"/>
    </style:style>
    <style:style style:name="T13" style:family="text">
      <style:text-properties officeooo:rsid="0014d46d"/>
    </style:style>
    <style:style style:name="T14" style:family="text">
      <style:text-properties officeooo:rsid="0015644c"/>
    </style:style>
    <style:style style:name="T15" style:family="text">
      <style:text-properties officeooo:rsid="00156e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ort pandas as pd</text:p>
      <text:p text:style-name="P9">import numpy as np</text:p>
      <text:p text:style-name="P1"><text:span text:style-name="T1">energy = </text:span>pd.read_Excel(‘Energy <text:span text:style-name="T1">Indicators.xls</text:span>’,index_col=0,skip_<text:span text:style-name="T1">cols</text:span>=<text:span text:style-name="T1">2,header=None,footer=None</text:span>)</text:p>
      <text:p text:style-name="P2"/>
      <text:p text:style-name="P10">df.drop(df.columns[[0,1]],axis=1)</text:p>
      <text:p text:style-name="P2"/>
      <text:p text:style-name="P2">df=df.drop(<text:span text:style-name="T2">col[:0]</text:span>)</text:p>
      <text:p text:style-name="P2">df=df.drop(<text:span text:style-name="T2">col[:1]</text:span>)</text:p>
      <text:p text:style-name="P9">df.columns.values[0]=’Country’</text:p>
      <text:p text:style-name="P9">df.columns.values[1]=’Energy Supply’</text:p>
      <text:p text:style-name="P9">df.columns.values[2]=’Energy Supply <text:s/>per Capita’</text:p>
      <text:p text:style-name="P9">df.columns.values[3]=’%Renewable’</text:p>
      <text:p text:style-name="P1"/>
      <text:p text:style-name="P1">!!for col in df.columns:</text:p>
      <text:p text:style-name="P1"><text:s text:c="10"/>if col[:<text:span text:style-name="T2">0</text:span>]==’’:</text:p>
      <text:p text:style-name="P1"><text:s text:c="11"/>df.rename(columns={col:’<text:span text:style-name="T2">Country</text:span>’},inplace=’True’)</text:p>
      <text:p text:style-name="P2"><text:s text:c="10"/>if col[:<text:span text:style-name="T2">1</text:span>]==’’: <text:s text:c="2"/></text:p>
      <text:p text:style-name="P2"><text:s text:c="11"/>df.rename(columns={col:’<text:span text:style-name="T2">Energy Supply</text:span>’},inplace=’True’)</text:p>
      <text:p text:style-name="P2"><text:s text:c="14"/>if col[:<text:span text:style-name="T2">0</text:span>]==’’:</text:p>
      <text:p text:style-name="P2">df.rename(columns={col:’<text:span text:style-name="T2">Energy Supply per Capita</text:span>’},inplace=’True’)</text:p>
      <text:p text:style-name="P2"><text:s text:c="13"/>if col[:<text:span text:style-name="T2">0</text:span>]==’’:</text:p>
      <text:p text:style-name="P2"><text:s text:c="14"/>df.rename(columns={col:’% <text:span text:style-name="T2">Renewable</text:span>’},inplace=’True’)</text:p>
      <text:p text:style-name="P2"/>
      <text:p text:style-name="P1">df=df.drop(‘Totals’)</text:p>
      <text:p text:style-name="P1"/>
      <text:p text:style-name="P5"><text:span text:style-name="T13">df.replace(‘\s+’,np.NAN,regex=TRUE)</text:span></text:p>
      <text:p text:style-name="P5">df[‘Energy Supply’]=df[‘Energy Supply’]*1000000</text:p>
      <text:p text:style-name="P6"><text:span text:style-name="T10">df.replace([‘</text:span><text:span text:style-name="Source_20_Text">Republic of Korea’</text:span><text:span text:style-name="Source_20_Text"><text:span text:style-name="T10">],’</text:span></text:span><text:span text:style-name="Source_20_Text">South Korea’,</text:span><text:span text:style-name="Source_20_Text"><text:span text:style-name="T10">inplace=’TRUE’)</text:span></text:span></text:p>
      <text:p text:style-name="P7"><text:span text:style-name="T10">df.replace([‘</text:span><text:span text:style-name="Source_20_Text">United States of America</text:span><text:span text:style-name="Source_20_Text"><text:span text:style-name="T3">’],’</text:span></text:span><text:span text:style-name="Source_20_Text">United St</text:span><text:span text:style-name="Source_20_Text"><text:span text:style-name="T11">ates’,inplace=’TRUE’)</text:span></text:span></text:p>
      <text:p text:style-name="P7"><text:span text:style-name="Source_20_Text"><text:span text:style-name="T10">df.replace([‘</text:span></text:span><text:span text:style-name="Source_20_Text">United Kingdom of Great Britain and Northern Ireland</text:span><text:span text:style-name="Source_20_Text"><text:span text:style-name="T3">’],’</text:span></text:span><text:span text:style-name="Source_20_Text">United Kingdom</text:span><text:span text:style-name="Source_20_Text"><text:span text:style-name="T3">’,inplace=’TRUE’)</text:span></text:span></text:p>
      <text:p text:style-name="P7"><text:span text:style-name="Source_20_Text"><text:span text:style-name="T10">df.replace([‘</text:span></text:span><text:span text:style-name="Source_20_Text">China, Hong Kong Special Administrative Region</text:span><text:span text:style-name="Source_20_Text"><text:span text:style-name="T3">’],’</text:span></text:span><text:span text:style-name="Source_20_Text">Hong Kong</text:span><text:span text:style-name="Source_20_Text"><text:span text:style-name="T3">’,inplace=’TRUE’)</text:span></text:span></text:p>
      <text:p text:style-name="P8"><text:span text:style-name="Source_20_Text"><text:span text:style-name="T12">df.set_Index(df.index.str.replace(‘\s*\(.*?\)\s*’,’’).str.replace(‘\d+’,’’),inplace=TRUE)</text:span></text:span></text:p>
      <text:p text:style-name="P12"><text:span text:style-name="Source_20_Text"><text:span text:style-name="T15">d1=d[[:’Contry’,’Documnets’,’Citable Documents’,’Citations’,’Self-citations’,Citations per document,H index]]</text:span></text:span></text:p>
      <text:p text:style-name="P8"><text:span text:style-name="Source_20_Text"/></text:p>
      <text:p text:style-name="P11"><text:span text:style-name="Source_20_Text"><text:span text:style-name="T14">GDP=pd.read_csv(“world_bank.csv”,header=none)</text:span></text:span></text:p>
      <text:p text:style-name="P11"><text:span text:style-name="Source_20_Text"><text:span text:style-name="T14">GDP.replace([‘</text:span></text:span><text:span text:style-name="Source_20_Text">Iran, Islamic Rep.</text:span><text:span text:style-name="Source_20_Text"><text:span text:style-name="T14">’],’Iran’,inplace=’TRUE’)</text:span></text:span></text:p>
      <text:p text:style-name="P11"><text:span text:style-name="Source_20_Text"><text:span text:style-name="T14">GDP.replace([‘</text:span></text:span><text:span text:style-name="Source_20_Text">Hong Kong SAR, China</text:span><text:span text:style-name="Source_20_Text"><text:span text:style-name="T14">’],’Hong Kong’,inplace=’TRUE’)</text:span></text:span></text:p>
      <text:p text:style-name="P12"><text:span text:style-name="Source_20_Text"><text:span text:style-name="T15">GDP1=GDP[[:“Country Name”,”Country Code”,”Indicator Name”,”Indicator Code”,</text:span></text:span><text:span text:style-name="Source_20_Text">'2006', '2007', '2008', '2009', '2010', '2011', '2012', '2013', '2014', '2015’</text:span><text:span text:style-name="Source_20_Text"><text:span text:style-name="T15">]]</text:span></text:span></text:p>
      <text:p text:style-name="P12"><text:span text:style-name="Source_20_Text"/></text:p>
      <text:p text:style-name="P12"><text:span text:style-name="Source_20_Text"/></text:p>
      <text:p text:style-name="P11"><text:span text:style-name="Source_20_Text"><text:span text:style-name="T14">ScimEn=pd.read_csv(“</text:span></text:span><text:span text:style-name="Source_20_Text">scimagojr-3.xlsx</text:span><text:span text:style-name="Source_20_Text"><text:span text:style-name="T14">)</text:span></text:span></text:p>
      <text:p text:style-name="P21"><text:span text:style-name="Source_20_Text"><text:span text:style-name="T5">ScimEn</text:span></text:span><text:span text:style-name="Source_20_Text"><text:span text:style-name="T4">.loc[</text:span></text:span><text:span text:style-name="Source_20_Text"><text:span text:style-name="T5">ScimEn</text:span></text:span><text:span text:style-name="Source_20_Text"><text:span text:style-name="T4">[</text:span></text:span><text:span text:style-name="Source_20_Text"><text:span text:style-name="T7">'</text:span></text:span><text:span text:style-name="Source_20_Text"><text:span text:style-name="T9">Rank</text:span></text:span><text:span text:style-name="Source_20_Text"><text:span text:style-name="T7">'</text:span></text:span><text:span text:style-name="Source_20_Text"><text:span text:style-name="T4">].isin([</text:span></text:span><text:span text:style-name="Source_20_Text"><text:span text:style-name="T7">'</text:span></text:span><text:span text:style-name="Source_20_Text"><text:span text:style-name="T9">1</text:span></text:span><text:span text:style-name="Source_20_Text"><text:span text:style-name="T7">'</text:span></text:span><text:span text:style-name="Source_20_Text"><text:span text:style-name="T4">,</text:span></text:span><text:span text:style-name="Source_20_Text"><text:span text:style-name="T7">'</text:span></text:span><text:span text:style-name="Source_20_Text"><text:span text:style-name="T9">2</text:span></text:span><text:span text:style-name="Source_20_Text"><text:span text:style-name="T7">',’</text:span></text:span><text:span text:style-name="Source_20_Text"><text:span text:style-name="T9">3’,;4’,’5’,’6’,’7’,’8’,’9’,’10’,’11’,’12’,’13’,’14’,’15’</text:span></text:span><text:span text:style-name="Source_20_Text"><text:span text:style-name="T4">])])</text:span></text:span></text:p>
      <text:p text:style-name="P11"><text:span text:style-name="Source_20_Text"/></text:p>
      <text:p text:style-name="P11"><text:span text:style-name="Source_20_Text"/></text:p>
      <text:p text:style-name="P7"><text:span text:style-name="Source_20_Text"/></text:p>
      <text:p text:style-name="P7"><text:span text:style-name="Source_20_Text"/></text:p>
      <text:p text:style-name="P4"><text:soft-page-break/></text:p>
      <text:p text:style-name="P20"><text:span text:style-name="Source_20_Text"><text:span text:style-name="T4">df.rename(columns =</text:span></text:span><text:span text:style-name="Source_20_Text"><text:span text:style-name="T6"> </text:span></text:span><text:span text:style-name="Source_20_Text"><text:span text:style-name="T4">{</text:span></text:span><text:span text:style-name="Source_20_Text"><text:span text:style-name="T7">'two'</text:span></text:span><text:span text:style-name="Source_20_Text"><text:span text:style-name="T4">:</text:span></text:span><text:span text:style-name="Source_20_Text"><text:span text:style-name="T7">'new_name'</text:span></text:span><text:span text:style-name="Source_20_Text"><text:span text:style-name="T4">},inplace=’TRUE)</text:span></text:span></text:p>
      <text:p text:style-name="P20"><text:span text:style-name="Source_20_Text"><text:span text:style-name="T4">df[</text:span></text:span><text:span text:style-name="Source_20_Text"><text:span text:style-name="T7">'BrandName'</text:span></text:span><text:span text:style-name="Source_20_Text"><text:span text:style-name="T4">].replace([</text:span></text:span><text:span text:style-name="Source_20_Text"><text:span text:style-name="T7">'ABC'</text:span></text:span><text:span text:style-name="Source_20_Text"><text:span text:style-name="T4">,</text:span></text:span><text:span text:style-name="Source_20_Text"><text:span text:style-name="T6"> </text:span></text:span><text:span text:style-name="Source_20_Text"><text:span text:style-name="T7">'AB'</text:span></text:span><text:span text:style-name="Source_20_Text"><text:span text:style-name="T4">],</text:span></text:span><text:span text:style-name="Source_20_Text"><text:span text:style-name="T6"> </text:span></text:span><text:span text:style-name="Source_20_Text"><text:span text:style-name="T7">'A',</text:span></text:span><text:span text:style-name="Source_20_Text"><text:span text:style-name="T8">inplace=’TRUE’</text:span></text:span><text:span text:style-name="Source_20_Text"><text:span text:style-name="T4">)</text:span></text:span></text:p>
      <text:p text:style-name="P20"><text:span text:style-name="Source_20_Text"><text:span text:style-name="T4"/></text:span></text:p>
      <text:p text:style-name="P20"><text:span text:style-name="Source_20_Text"><text:span text:style-name="T4"/></text:span></text:p>
      <text:p text:style-name="P13">1.</text:p>
      <text:p text:style-name="P19"><text:s/>import pandas as pd</text:p>
      <text:p text:style-name="P19"><text:s text:c="6"/>import numpy as np</text:p>
      <text:p text:style-name="P19"><text:s text:c="6"/>energy = pd.read_excel("Energy Indicators.xls",index_col=0,skipcols=2,skiprows=17,skipfooter=38)</text:p>
      <text:p text:style-name="P19"><text:s text:c="6"/>energy.drop(['Unnamed: 1'],inplace=True,axis=1)</text:p>
      <text:p text:style-name="P19"><text:s text:c="6"/>#print(energy.head)</text:p>
      <text:p text:style-name="P19"><text:s text:c="6"/>energy.rename(columns={'Unnamed: 2':'Country','Petajoules':'Energy Supply','Gigajoules':'Energy Supply <text:s/>per Capita','%':'%Renewable'},inplace=True)</text:p>
      <text:p text:style-name="P19"/>
      <text:p text:style-name="P19"><text:s text:c="6"/>energy.replace('\s+',np.NAN,regex=True)</text:p>
      <text:p text:style-name="P19"><text:s text:c="6"/>#print(energy.columns)</text:p>
      <text:p text:style-name="P19"><text:s text:c="6"/>energy['Energy Supply']=energy['Energy Supply']*1000000</text:p>
      <text:p text:style-name="P19"><text:s text:c="6"/>energy.replace(["Republic of Korea"],"South Korea",inplace=True)</text:p>
      <text:p text:style-name="P19"><text:s text:c="6"/>energy.replace(["United States of America"],"United States",inplace=True)</text:p>
      <text:p text:style-name="P19"><text:s text:c="6"/>energy.replace(["United Kingdom of Great Britain and Northern Ireland"],"United Kingdom",inplace=True)</text:p>
      <text:p text:style-name="P19"><text:s text:c="6"/>energy.replace(["China, Hong Kong Special Administrative Region"],"Hong Kong",inplace=True)</text:p>
      <text:p text:style-name="P19"><text:s text:c="6"/>#energy.index.apply(lambda x: re.sub(r"\s+\(.*\)\s*", "", x))</text:p>
      <text:p text:style-name="P19"><text:s text:c="6"/>energy['Country'] = energy['Country'].str.replace("^([a-zA-Z]+(?:\s+[a-zA-Z]+)*).*", r"\1")</text:p>
      <text:p text:style-name="P19"><text:s text:c="6"/>GDP = pd.read_csv ('world_bank.csv',header=None,index_col=0,skiprows=5)</text:p>
      <text:p text:style-name="P19"><text:s text:c="6"/>GDP.columns=['Country Code','Indicator Name','Indicator Code','1960','1961','1962','1963','1964','1965','1966','1967','1968','1969','1970','1971','1972','1973','1974','1975','1976','1977','1978','1979','1980','1981','1982','1983','1984','1985','1986','1987','1988','1989','1990','1991','1992','1993','1994','1995','1996','1997','1998','1999','2000','2001','2002','2003','2004','2005','2006','2007','2008','2009','2010','2011','2012','2013','2014','2015']</text:p>
      <text:p text:style-name="P19"><text:s text:c="6"/>GDP['Country']=GDP.index</text:p>
      <text:p text:style-name="P19"><text:s text:c="6"/>GDP=GDP.reset_index()</text:p>
      <text:p text:style-name="P19"><text:s text:c="6"/>GDP.replace(["Iran, Islamic Rep."],"Iran",inplace="TRUE")</text:p>
      <text:p text:style-name="P19"><text:s text:c="6"/>GDP.replace(["Hong Kong SAR, China"],"Hong Kong",inplace="TRUE")</text:p>
      <text:p text:style-name="P19"><text:s text:c="6"/>GDP1 = GDP.loc[:,['Country','2006','2007','2008','2009','2010','2011','2012','2013','2014','2015']]</text:p>
      <text:p text:style-name="P19"><text:s text:c="6"/>ScimEn=pd.read_excel('scimagojr-3.xlsx',index_col=0,header=None)</text:p>
      <text:p text:style-name="P19"><text:s text:c="6"/>#ScimEn.rename(columns={'1':'Country','2':'Documents','3':'Citabel documents','4':'Citations','5':'Self-Citations','6':'Citations per document','7':"H index"},inplace=True)</text:p>
      <text:p text:style-name="P19"><text:s text:c="6"/>ScimEn.columns=['Country','Documents','Citabel documents','Citations','Self-Citations','Citations per document','H index']</text:p>
      <text:p text:style-name="P19"><text:s text:c="6"/>ScimEn['Rank']=ScimEn.index</text:p>
      <text:p text:style-name="P19"/>
      <text:p text:style-name="P19"><text:s text:c="6"/>#print("SSSSSSSSSSSSSSSSSS")</text:p>
      <text:p text:style-name="P19"><text:s text:c="6"/>#print(ScimEn.columns)</text:p>
      <text:p text:style-name="P19"><text:s text:c="6"/>#print(ScimEn.head(5))</text:p>
      <text:p text:style-name="P19"/>
      <text:p text:style-name="P19"><text:s text:c="6"/>s1=ScimEn.iloc[[1,2,3,4,5,6,7,8,9,10,11,12,13,14,15],:]</text:p>
      <text:p text:style-name="P19"><text:s text:c="6"/>#print("s1 colums names ")</text:p>
      <text:p text:style-name="P19"><text:s text:c="6"/>#print(s1.columns)</text:p>
      <text:p text:style-name="P19"><text:s text:c="6"/>#s1.columns={'1':'Country','2':'Documents','3':'Citabel documents','4':'Citations','5':'Self-Citations','6':'Citations per document','7':'H index'})</text:p>
      <text:p text:style-name="P19"><text:soft-page-break/></text:p>
      <text:p text:style-name="P19"><text:s text:c="12"/></text:p>
      <text:p text:style-name="P19"><text:s text:c="6"/>#pd.merge(pd.merge(energy,GDP, how='inner', left_on='Country', right_index=True),s1,right_on='Country')</text:p>
      <text:p text:style-name="P19"><text:s text:c="6"/># print(m1.head(5))</text:p>
      <text:p text:style-name="P19"><text:s text:c="6"/>m1=pd.merge(energy,GDP1,how='inner',left_on='Country',right_on='Country')</text:p>
      <text:p text:style-name="P19"><text:s text:c="6"/>#print(m1.head(5))</text:p>
      <text:p text:style-name="P19"><text:s text:c="6"/>#print(m1.columns)</text:p>
      <text:p text:style-name="P19"><text:s text:c="6"/>#m1['Country']=m1.index</text:p>
      <text:p text:style-name="P19"><text:s text:c="6"/>#GDP=GDP.reset_index()</text:p>
      <text:p text:style-name="P19"><text:s text:c="6"/>m2=pd.merge(m1,s1,how='inner',left_on='Country',right_on='Country') <text:s text:c="5"/></text:p>
      <text:p text:style-name="P19"><text:s text:c="6"/>print("m33333333333333333")</text:p>
      <text:p text:style-name="P19"><text:s text:c="6"/>#print(m2.head(5))</text:p>
      <text:p text:style-name="P19"><text:s text:c="6"/>#print(m2.columns)</text:p>
      <text:p text:style-name="P19"><text:s text:c="6"/>m3=m2.iloc[0:15,:]</text:p>
      <text:p text:style-name="P19"><text:s text:c="6"/>print(m3)</text:p>
      <text:p text:style-name="P19"/>
      <text:p text:style-name="P19"><text:s text:c="6"/>return m3</text:p>
      <text:p text:style-name="P18"/>
      <text:p text:style-name="P18"/>
      <text:p text:style-name="P17">ScimEn.rename(columns={'1':'Country','2':'Documents','3':'Citabel documents','4':'Citations','5':'Self-Citations','6':'Citations per document','7':"H index"},inplace=True)</text:p>
      <text:p text:style-name="P17"/>
      <text:p text:style-name="P17">ScimEn.index.name='Rank'</text:p>
      <text:p text:style-name="P17">print(ScimEn.head(5))</text:p>
      <text:p text:style-name="P17"/>
      <text:p text:style-name="P17">s1=ScimEn.iloc[[1,2,3,4,5,6,7,8,9,10,11,12,13,14,15],:]</text:p>
      <text:p text:style-name="P17">print(s1.head)</text:p>
      <text:p text:style-name="P17">s1.rename(columns={'1':'Country','2':'Documents','3':'Citabel documents','4':'Citations','5':'Self-Citations','6':'Citations per document','7':'H index'})</text:p>
      <text:p text:style-name="P17"/>
      <text:p text:style-name="P17">#pd.merge(pd.merge(energy,GDP, how='inner', left_on='Country', right_index=True),s1,right_on='Country')</text:p>
      <text:p text:style-name="P17">#print(m1.head(5))</text:p>
      <text:p text:style-name="P17">m1=pd.merge(energy,GDP1,how='inner',left_on='Country',right_on='Country')</text:p>
      <text:p text:style-name="P17">print(m1.head(5))</text:p>
      <text:p text:style-name="P17">#m1['Country']=m1.index</text:p>
      <text:p text:style-name="P17">#GDP=GDP.reset_index()</text:p>
      <text:p text:style-name="P17">m2=pd.merge(m1,s1,how='inner',left_on='Country',right_on='Country') <text:s text:c="5"/></text:p>
      <text:p text:style-name="P17">#print(m2.head)</text:p>
      <text:p text:style-name="P16">print(ScimEn.head(5))</text:p>
      <text:p text:style-name="P16"/>
      <text:p text:style-name="P16">s1=ScimEn.iloc[[1,2,3,4,5,6,7,8,9,10,11,12,13,14,15],:]</text:p>
      <text:p text:style-name="P16">print(s1.head)</text:p>
      <text:p text:style-name="P16"/>
      <text:p text:style-name="P16"/>
      <text:p text:style-name="P16"/>
      <text:p text:style-name="P16"/>
      <text:p text:style-name="P16"/>
      <text:p text:style-name="P16">Rank', 'Documents', 'Citable documents', 'Citations', 'Self-citations', 'Citations per document', 'H index', 'Energy Supply', 'Energy Supply per Capita', '% Renewable', '2006', '2007', '2008', '2009', '2010', '2011', '2012', '2013', '2014', '2015'].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9:53:29.266545227</meta:creation-date>
    <dc:date>2017-09-26T12:53:35.725090647</dc:date>
    <meta:editing-duration>P1DT3H52M5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4" meta:paragraph-count="103" meta:word-count="295" meta:character-count="6234" meta:non-whitespace-character-count="5652"/>
  </office:meta>
</office:document-meta>
</file>